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angal" svg:font-family="Mangal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P2" style:family="paragraph">
      <loext:graphic-properties draw:fill-color="#ffffff"/>
      <style:paragraph-properties fo:text-align="center"/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in Practical Machine Learning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Radar image clustering</text:span></text:p>
            <text:p text:style-name="P1"><text:span text:style-name="T1">Marko Hassi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2">Clustering</text:span></text:p>
              </text:list-item>
              <text:list-item>
                <text:p text:style-name="P4"><text:span text:style-name="T2">Predictive clustering so far</text:span></text:p>
              </text:list-item>
              <text:list-item>
                <text:p text:style-name="P4"><text:span text:style-name="T2">Implemented algorithms: k-means, k-means++ and k-medoids</text:span></text:p>
              </text:list-item>
              <text:list-item>
                <text:p text:style-name="P4"><text:span text:style-name="T2">Planning to implement descriptive clustering algorith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provi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ata from Finnish Meteorological Institute (FMI)</text:p>
              </text:list-item>
              <text:list-item>
                <text:p>Offers open data</text:p>
              </text:list-item>
              <text:list-item>
                <text:p>They also have different options for open data</text:p>
              </text:list-item>
              <text:list-item>
                <text:p>FMI uses Web Map Service (WMS) to provide Weather Radar images</text:p>
              </text:list-item>
              <text:list-item>
                <text:p>WMS offers different options: for example style, resolution and format</text:p>
              </text:list-item>
              <text:list-item>
                <text:p>FMI has 10 different weather radars that cover almost all of Fin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MI's Rada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n weather radars around Finland</text:p>
              </text:list-item>
              <text:list-item>
                <text:p>Cover almost all of Finland</text:p>
              </text:list-item>
              <text:list-item>
                <text:p>Four different measures: radar reflectivity, radial velocity, rain classification and cloud top heigh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age resolution: 300x250 and 720x480</text:p>
              </text:list-item>
              <text:list-item>
                <text:p>Different resolution is used to compare machine learning algorithms performance</text:p>
              </text:list-item>
              <text:list-item>
                <text:p>Sty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algorithm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K-means with maximum iterations and initial cluster centers are selected randomly</text:p>
              </text:list-item>
              <text:list-item>
                <text:p>K-means++: only difference compared to k-means is the way that the inital cluster centers are selected</text:p>
              </text:list-item>
              <text:list-item>
                <text:p>K-medoids, the slowes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angal" svg:font-family="Mangal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FreeSans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5:36:17.308000000</meta:creation-date>
    <meta:generator>LibreOffice/5.0.3.2$Windows_x86 LibreOffice_project/e5f16313668ac592c1bfb310f4390624e3dbfb75</meta:generator>
    <dc:date>2016-02-28T16:54:55.965000000</dc:date>
    <meta:editing-duration>PT40M24S</meta:editing-duration>
    <meta:editing-cycles>1</meta:editing-cycles>
    <meta:document-statistic meta:object-count="49"/>
  </office:meta>
</office:document-meta>
</file>